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8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30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3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minsplit</text:p>
          </table:table-cell>
          <table:table-cell office:value-type="string" calcext:value-type="string">
            <text:p>minbucket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xval_folds</text:p>
          </table:table-cell>
          <table:table-cell office:value-type="string" calcext:value-type="string">
            <text:p>ganancia</text:p>
          </table:table-cell>
          <table:table-cell office:value-type="string" calcext:value-type="string">
            <text:p>iteracio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240403 231803</text:p>
          </table:table-cell>
          <table:table-cell table:style-name="ce2" office:value-type="float" office:value="-0.0856772590376818" calcext:value-type="float">
            <text:p>-0.085677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353000" calcext:value-type="float">
            <text:p>49353000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0240403 231927</text:p>
          </table:table-cell>
          <table:table-cell table:style-name="ce2" office:value-type="float" office:value="-0.950630935729214" calcext:value-type="float">
            <text:p>-0.950631</text:p>
          </table:table-cell>
          <table:table-cell table:style-name="ce1" office:value-type="float" office:value="1568" calcext:value-type="float">
            <text:p>1568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311000" calcext:value-type="float">
            <text:p>4931100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20240403 231614</text:p>
          </table:table-cell>
          <table:table-cell office:value-type="float" office:value="-0.530979236448184" calcext:value-type="float">
            <text:p>-0.530979236448184</text:p>
          </table:table-cell>
          <table:table-cell office:value-type="float" office:value="1217" calcext:value-type="float">
            <text:p>1217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8519000" calcext:value-type="float">
            <text:p>4851900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20240403 231722</text:p>
          </table:table-cell>
          <table:table-cell office:value-type="float" office:value="-0.981660307816557" calcext:value-type="float">
            <text:p>-0.981660307816557</text:p>
          </table:table-cell>
          <table:table-cell office:value-type="float" office:value="942" calcext:value-type="float">
            <text:p>942</text:p>
          </table:table-cell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144000" calcext:value-type="float">
            <text:p>48144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0240403 232105</text:p>
          </table:table-cell>
          <table:table-cell table:style-name="ce2" office:value-type="float" office:value="-0.0859481414113413" calcext:value-type="float">
            <text:p>-0.085948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850000" calcext:value-type="float">
            <text:p>47850000</text:p>
          </table:table-cell>
          <table:table-cell table:style-name="ce1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20240403 231827</text:p>
          </table:table-cell>
          <table:table-cell office:value-type="float" office:value="-0.932111812731513" calcext:value-type="float">
            <text:p>-0.932111812731513</text:p>
          </table:table-cell>
          <table:table-cell office:value-type="float" office:value="6456" calcext:value-type="float">
            <text:p>6456</text:p>
          </table:table-cell>
          <table:table-cell office:value-type="float" office:value="3213" calcext:value-type="float">
            <text:p>32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838000" calcext:value-type="float">
            <text:p>47838000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20240403 232356</text:p>
          </table:table-cell>
          <table:table-cell office:value-type="float" office:value="-0.931056842203248" calcext:value-type="float">
            <text:p>-0.931056842203248</text:p>
          </table:table-cell>
          <table:table-cell office:value-type="float" office:value="6409" calcext:value-type="float">
            <text:p>6409</text:p>
          </table:table-cell>
          <table:table-cell office:value-type="float" office:value="3194" calcext:value-type="float">
            <text:p>319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838000" calcext:value-type="float">
            <text:p>47838000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20240403 231656</text:p>
          </table:table-cell>
          <table:table-cell office:value-type="float" office:value="-0.550697414626199" calcext:value-type="float">
            <text:p>-0.550697414626199</text:p>
          </table:table-cell>
          <table:table-cell office:value-type="float" office:value="1528" calcext:value-type="float">
            <text:p>1528</text:p>
          </table:table-cell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769000" calcext:value-type="float">
            <text:p>47769000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20240403 232429</text:p>
          </table:table-cell>
          <table:table-cell office:value-type="float" office:value="-0.872141039354352" calcext:value-type="float">
            <text:p>-0.872141039354352</text:p>
          </table:table-cell>
          <table:table-cell office:value-type="float" office:value="7945" calcext:value-type="float">
            <text:p>7945</text:p>
          </table:table-cell>
          <table:table-cell office:value-type="float" office:value="3961" calcext:value-type="float">
            <text:p>39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7688000" calcext:value-type="float">
            <text:p>47688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240403 232244</text:p>
          </table:table-cell>
          <table:table-cell table:style-name="ce2" office:value-type="float" office:value="-0.317050302523944" calcext:value-type="float">
            <text:p>-0.317050</text:p>
          </table:table-cell>
          <table:table-cell table:style-name="ce1" office:value-type="float" office:value="7989" calcext:value-type="float">
            <text:p>7989</text:p>
          </table:table-cell>
          <table:table-cell table:style-name="ce1" office:value-type="float" office:value="3964" calcext:value-type="float">
            <text:p>39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685000" calcext:value-type="float">
            <text:p>47685000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20240403 232618</text:p>
          </table:table-cell>
          <table:table-cell office:value-type="float" office:value="-0.948584681947063" calcext:value-type="float">
            <text:p>-0.948584681947063</text:p>
          </table:table-cell>
          <table:table-cell office:value-type="float" office:value="1575" calcext:value-type="float">
            <text:p>1575</text:p>
          </table:table-cell>
          <table:table-cell office:value-type="float" office:value="755" calcext:value-type="float">
            <text:p>7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682000" calcext:value-type="float">
            <text:p>47682000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20240403 231735</text:p>
          </table:table-cell>
          <table:table-cell office:value-type="float" office:value="-0.992986246315222" calcext:value-type="float">
            <text:p>-0.992986246315222</text:p>
          </table:table-cell>
          <table:table-cell office:value-type="float" office:value="7826" calcext:value-type="float">
            <text:p>7826</text:p>
          </table:table-cell>
          <table:table-cell office:value-type="float" office:value="3836" calcext:value-type="float">
            <text:p>383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676000" calcext:value-type="float">
            <text:p>47676000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20240403 232023</text:p>
          </table:table-cell>
          <table:table-cell office:value-type="float" office:value="-0.799814867665181" calcext:value-type="float">
            <text:p>-0.799814867665181</text:p>
          </table:table-cell>
          <table:table-cell office:value-type="float" office:value="7973" calcext:value-type="float">
            <text:p>7973</text:p>
          </table:table-cell>
          <table:table-cell office:value-type="float" office:value="3976" calcext:value-type="float">
            <text:p>39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676000" calcext:value-type="float">
            <text:p>47676000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20240403 231949</text:p>
          </table:table-cell>
          <table:table-cell office:value-type="float" office:value="-0.206830938398234" calcext:value-type="float">
            <text:p>-0.206830938398234</text:p>
          </table:table-cell>
          <table:table-cell office:value-type="float" office:value="7970" calcext:value-type="float">
            <text:p>7970</text:p>
          </table:table-cell>
          <table:table-cell office:value-type="float" office:value="3980" calcext:value-type="float">
            <text:p>39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673000" calcext:value-type="float">
            <text:p>47673000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20240403 232608</text:p>
          </table:table-cell>
          <table:table-cell office:value-type="float" office:value="-0.976576294082304" calcext:value-type="float">
            <text:p>-0.976576294082304</text:p>
          </table:table-cell>
          <table:table-cell office:value-type="float" office:value="7997" calcext:value-type="float">
            <text:p>7997</text:p>
          </table:table-cell>
          <table:table-cell office:value-type="float" office:value="3987" calcext:value-type="float">
            <text:p>398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7670000" calcext:value-type="float">
            <text:p>47670000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20240403 232050</text:p>
          </table:table-cell>
          <table:table-cell office:value-type="float" office:value="-0.25660109555053" calcext:value-type="float">
            <text:p>-0.25660109555053</text:p>
          </table:table-cell>
          <table:table-cell office:value-type="float" office:value="7999" calcext:value-type="float">
            <text:p>7999</text:p>
          </table:table-cell>
          <table:table-cell office:value-type="float" office:value="3996" calcext:value-type="float">
            <text:p>399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7661000" calcext:value-type="float">
            <text:p>47661000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20240403 232219</text:p>
          </table:table-cell>
          <table:table-cell office:value-type="float" office:value="-0.130886922069206" calcext:value-type="float">
            <text:p>-0.130886922069206</text:p>
          </table:table-cell>
          <table:table-cell office:value-type="float" office:value="7699" calcext:value-type="float">
            <text:p>7699</text:p>
          </table:table-cell>
          <table:table-cell office:value-type="float" office:value="3849" calcext:value-type="float">
            <text:p>384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661000" calcext:value-type="float">
            <text:p>47661000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20240403 232651</text:p>
          </table:table-cell>
          <table:table-cell office:value-type="float" office:value="-0.748572857476746" calcext:value-type="float">
            <text:p>-0.748572857476746</text:p>
          </table:table-cell>
          <table:table-cell office:value-type="float" office:value="7997" calcext:value-type="float">
            <text:p>7997</text:p>
          </table:table-cell>
          <table:table-cell office:value-type="float" office:value="3995" calcext:value-type="float">
            <text:p>399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7661000" calcext:value-type="float">
            <text:p>47661000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20240403 231911</text:p>
          </table:table-cell>
          <table:table-cell office:value-type="float" office:value="-0.525967715297981" calcext:value-type="float">
            <text:p>-0.525967715297981</text:p>
          </table:table-cell>
          <table:table-cell office:value-type="float" office:value="1904" calcext:value-type="float">
            <text:p>1904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646000" calcext:value-type="float">
            <text:p>4764600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20240403 232231</text:p>
          </table:table-cell>
          <table:table-cell office:value-type="float" office:value="-0.521735781195358" calcext:value-type="float">
            <text:p>-0.521735781195358</text:p>
          </table:table-cell>
          <table:table-cell office:value-type="float" office:value="7802" calcext:value-type="float">
            <text:p>7802</text:p>
          </table:table-cell>
          <table:table-cell office:value-type="float" office:value="3901" calcext:value-type="float">
            <text:p>39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619000" calcext:value-type="float">
            <text:p>4761900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20240403 232638</text:p>
          </table:table-cell>
          <table:table-cell office:value-type="float" office:value="-0.273633183208253" calcext:value-type="float">
            <text:p>-0.273633183208253</text:p>
          </table:table-cell>
          <table:table-cell office:value-type="float" office:value="7899" calcext:value-type="float">
            <text:p>7899</text:p>
          </table:table-cell>
          <table:table-cell office:value-type="float" office:value="3916" calcext:value-type="float">
            <text:p>39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616000" calcext:value-type="float">
            <text:p>47616000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20240403 231432</text:p>
          </table:table-cell>
          <table:table-cell office:value-type="float" office:value="-0.397625301500375" calcext:value-type="float">
            <text:p>-0.397625301500375</text:p>
          </table:table-cell>
          <table:table-cell office:value-type="float" office:value="7278" calcext:value-type="float">
            <text:p>7278</text:p>
          </table:table-cell>
          <table:table-cell office:value-type="float" office:value="3623" calcext:value-type="float">
            <text:p>36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412000" calcext:value-type="float">
            <text:p>4741200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20240403 231400</text:p>
          </table:table-cell>
          <table:table-cell office:value-type="float" office:value="-0.610878808320558" calcext:value-type="float">
            <text:p>-0.610878808320558</text:p>
          </table:table-cell>
          <table:table-cell office:value-type="float" office:value="2284" calcext:value-type="float">
            <text:p>2284</text:p>
          </table:table-cell>
          <table:table-cell office:value-type="float" office:value="840" calcext:value-type="float">
            <text:p>84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7394000" calcext:value-type="float">
            <text:p>4739400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20240403 231639</text:p>
          </table:table-cell>
          <table:table-cell office:value-type="float" office:value="-0.862005449638377" calcext:value-type="float">
            <text:p>-0.862005449638377</text:p>
          </table:table-cell>
          <table:table-cell office:value-type="float" office:value="7105" calcext:value-type="float">
            <text:p>7105</text:p>
          </table:table-cell>
          <table:table-cell office:value-type="float" office:value="3552" calcext:value-type="float">
            <text:p>355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7367000" calcext:value-type="float">
            <text:p>4736700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20240403 231836</text:p>
          </table:table-cell>
          <table:table-cell office:value-type="float" office:value="-0.111353106930488" calcext:value-type="float">
            <text:p>-0.111353106930488</text:p>
          </table:table-cell>
          <table:table-cell office:value-type="float" office:value="3138" calcext:value-type="float">
            <text:p>3138</text:p>
          </table:table-cell>
          <table:table-cell office:value-type="float" office:value="1211" calcext:value-type="float">
            <text:p>12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367000" calcext:value-type="float">
            <text:p>4736700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20240403 232446</text:p>
          </table:table-cell>
          <table:table-cell office:value-type="float" office:value="-0.856956472986566" calcext:value-type="float">
            <text:p>-0.856956472986566</text:p>
          </table:table-cell>
          <table:table-cell office:value-type="float" office:value="3518" calcext:value-type="float">
            <text:p>3518</text:p>
          </table:table-cell>
          <table:table-cell office:value-type="float" office:value="1756" calcext:value-type="float">
            <text:p>17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340000" calcext:value-type="float">
            <text:p>47340000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20240403 232253</text:p>
          </table:table-cell>
          <table:table-cell office:value-type="float" office:value="-0.438902501426272" calcext:value-type="float">
            <text:p>-0.438902501426272</text:p>
          </table:table-cell>
          <table:table-cell office:value-type="float" office:value="7326" calcext:value-type="float">
            <text:p>7326</text:p>
          </table:table-cell>
          <table:table-cell office:value-type="float" office:value="3607" calcext:value-type="float">
            <text:p>36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316000" calcext:value-type="float">
            <text:p>47316000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20240403 232306</text:p>
          </table:table-cell>
          <table:table-cell office:value-type="float" office:value="-0.619426630696239" calcext:value-type="float">
            <text:p>-0.619426630696239</text:p>
          </table:table-cell>
          <table:table-cell office:value-type="float" office:value="7991" calcext:value-type="float">
            <text:p>79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166000" calcext:value-type="float">
            <text:p>47166000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20240403 231713</text:p>
          </table:table-cell>
          <table:table-cell office:value-type="float" office:value="-0.375753890778006" calcext:value-type="float">
            <text:p>-0.375753890778006</text:p>
          </table:table-cell>
          <table:table-cell office:value-type="float" office:value="1906" calcext:value-type="float">
            <text:p>190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157000" calcext:value-type="float">
            <text:p>4715700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20240403 232315</text:p>
          </table:table-cell>
          <table:table-cell office:value-type="float" office:value="-0.768083793303104" calcext:value-type="float">
            <text:p>-0.768083793303104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157000" calcext:value-type="float">
            <text:p>47157000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20240403 232512</text:p>
          </table:table-cell>
          <table:table-cell office:value-type="float" office:value="-0.659181596666447" calcext:value-type="float">
            <text:p>-0.659181596666447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157000" calcext:value-type="float">
            <text:p>47157000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20240403 231704</text:p>
          </table:table-cell>
          <table:table-cell office:value-type="float" office:value="-0.987023558535607" calcext:value-type="float">
            <text:p>-0.987023558535607</text:p>
          </table:table-cell>
          <table:table-cell office:value-type="float" office:value="2587" calcext:value-type="float">
            <text:p>2587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151000" calcext:value-type="float">
            <text:p>4715100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20240403 231321</text:p>
          </table:table-cell>
          <table:table-cell office:value-type="float" office:value="-0.0408479247940704" calcext:value-type="float">
            <text:p>-0.0408479247940704</text:p>
          </table:table-cell>
          <table:table-cell office:value-type="float" office:value="2837" calcext:value-type="float">
            <text:p>2837</text:p>
          </table:table-cell>
          <table:table-cell office:value-type="float" office:value="1038" calcext:value-type="float">
            <text:p>10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7112000" calcext:value-type="float">
            <text:p>4711200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20240403 231818</text:p>
          </table:table-cell>
          <table:table-cell office:value-type="float" office:value="-0.0672763045629128" calcext:value-type="float">
            <text:p>-0.0672763045629128</text:p>
          </table:table-cell>
          <table:table-cell office:value-type="float" office:value="3081" calcext:value-type="float">
            <text:p>3081</text:p>
          </table:table-cell>
          <table:table-cell office:value-type="float" office:value="1033" calcext:value-type="float">
            <text:p>10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112000" calcext:value-type="float">
            <text:p>4711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20240403 231902</text:p>
          </table:table-cell>
          <table:table-cell office:value-type="float" office:value="-0.33548896126237" calcext:value-type="float">
            <text:p>-0.33548896126237</text:p>
          </table:table-cell>
          <table:table-cell office:value-type="float" office:value="7995" calcext:value-type="float">
            <text:p>7995</text:p>
          </table:table-cell>
          <table:table-cell office:value-type="float" office:value="2751" calcext:value-type="float">
            <text:p>27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079000" calcext:value-type="float">
            <text:p>47079000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20240403 232437</text:p>
          </table:table-cell>
          <table:table-cell office:value-type="float" office:value="-0.262073236645905" calcext:value-type="float">
            <text:p>-0.262073236645905</text:p>
          </table:table-cell>
          <table:table-cell office:value-type="float" office:value="7984" calcext:value-type="float">
            <text:p>7984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079000" calcext:value-type="float">
            <text:p>47079000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20240403 232539</text:p>
          </table:table-cell>
          <table:table-cell office:value-type="float" office:value="-0.20302479765367" calcext:value-type="float">
            <text:p>-0.20302479765367</text:p>
          </table:table-cell>
          <table:table-cell office:value-type="float" office:value="7997" calcext:value-type="float">
            <text:p>7997</text:p>
          </table:table-cell>
          <table:table-cell office:value-type="float" office:value="3372" calcext:value-type="float">
            <text:p>33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7079000" calcext:value-type="float">
            <text:p>47079000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20240403 232626</text:p>
          </table:table-cell>
          <table:table-cell office:value-type="float" office:value="-0.138205825843755" calcext:value-type="float">
            <text:p>-0.138205825843755</text:p>
          </table:table-cell>
          <table:table-cell office:value-type="float" office:value="7995" calcext:value-type="float">
            <text:p>7995</text:p>
          </table:table-cell>
          <table:table-cell office:value-type="float" office:value="3436" calcext:value-type="float">
            <text:p>34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079000" calcext:value-type="float">
            <text:p>47079000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20240403 232141</text:p>
          </table:table-cell>
          <table:table-cell office:value-type="float" office:value="-0.180021660314084" calcext:value-type="float">
            <text:p>-0.180021660314084</text:p>
          </table:table-cell>
          <table:table-cell office:value-type="float" office:value="7987" calcext:value-type="float">
            <text:p>7987</text:p>
          </table:table-cell>
          <table:table-cell office:value-type="float" office:value="633" calcext:value-type="float">
            <text:p>6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803000" calcext:value-type="float">
            <text:p>46803000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20240403 232502</text:p>
          </table:table-cell>
          <table:table-cell office:value-type="float" office:value="-0.949849613952307" calcext:value-type="float">
            <text:p>-0.949849613952307</text:p>
          </table:table-cell>
          <table:table-cell office:value-type="float" office:value="7998" calcext:value-type="float">
            <text:p>7998</text:p>
          </table:table-cell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803000" calcext:value-type="float">
            <text:p>46803000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20240403 231333</text:p>
          </table:table-cell>
          <table:table-cell office:value-type="float" office:value="-0.133882022256148" calcext:value-type="float">
            <text:p>-0.133882022256148</text:p>
          </table:table-cell>
          <table:table-cell office:value-type="float" office:value="6382" calcext:value-type="float">
            <text:p>6382</text:p>
          </table:table-cell>
          <table:table-cell office:value-type="float" office:value="1719" calcext:value-type="float">
            <text:p>17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6731000" calcext:value-type="float">
            <text:p>4673100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20240403 232151</text:p>
          </table:table-cell>
          <table:table-cell office:value-type="float" office:value="-0.150711956189834" calcext:value-type="float">
            <text:p>-0.150711956189834</text:p>
          </table:table-cell>
          <table:table-cell office:value-type="float" office:value="7991" calcext:value-type="float">
            <text:p>799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725000" calcext:value-type="float">
            <text:p>46725000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20240403 231344</text:p>
          </table:table-cell>
          <table:table-cell office:value-type="float" office:value="-0.702066163283598" calcext:value-type="float">
            <text:p>-0.702066163283598</text:p>
          </table:table-cell>
          <table:table-cell office:value-type="float" office:value="5818" calcext:value-type="float">
            <text:p>5818</text:p>
          </table:table-cell>
          <table:table-cell office:value-type="float" office:value="2055" calcext:value-type="float">
            <text:p>205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689000" calcext:value-type="float">
            <text:p>4668900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20240403 231305</text:p>
          </table:table-cell>
          <table:table-cell office:value-type="float" office:value="-0.765838498270023" calcext:value-type="float">
            <text:p>-0.765838498270023</text:p>
          </table:table-cell>
          <table:table-cell office:value-type="float" office:value="4111" calcext:value-type="float">
            <text:p>4111</text:p>
          </table:table-cell>
          <table:table-cell office:value-type="float" office:value="1423" calcext:value-type="float">
            <text:p>14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632000" calcext:value-type="float">
            <text:p>4663200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20240403 231445</text:p>
          </table:table-cell>
          <table:table-cell office:value-type="float" office:value="-0.268090331996791" calcext:value-type="float">
            <text:p>-0.268090331996791</text:p>
          </table:table-cell>
          <table:table-cell office:value-type="float" office:value="5267" calcext:value-type="float">
            <text:p>5267</text:p>
          </table:table-cell>
          <table:table-cell office:value-type="float" office:value="734" calcext:value-type="float">
            <text:p>7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6608000" calcext:value-type="float">
            <text:p>4660800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20240403 231532</text:p>
          </table:table-cell>
          <table:table-cell office:value-type="float" office:value="-0.492511038435623" calcext:value-type="float">
            <text:p>-0.492511038435623</text:p>
          </table:table-cell>
          <table:table-cell office:value-type="float" office:value="4975" calcext:value-type="float">
            <text:p>4975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581000" calcext:value-type="float">
            <text:p>4658100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20240403 232014</text:p>
          </table:table-cell>
          <table:table-cell office:value-type="float" office:value="-0.956271675961127" calcext:value-type="float">
            <text:p>-0.956271675961127</text:p>
          </table:table-cell>
          <table:table-cell office:value-type="float" office:value="7998" calcext:value-type="float">
            <text:p>7998</text:p>
          </table:table-cell>
          <table:table-cell office:value-type="float" office:value="1467" calcext:value-type="float">
            <text:p>146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6557000" calcext:value-type="float">
            <text:p>46557000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20240403 232342</text:p>
          </table:table-cell>
          <table:table-cell office:value-type="float" office:value="-0.375375623673424" calcext:value-type="float">
            <text:p>-0.375375623673424</text:p>
          </table:table-cell>
          <table:table-cell office:value-type="float" office:value="7901" calcext:value-type="float">
            <text:p>7901</text:p>
          </table:table-cell>
          <table:table-cell office:value-type="float" office:value="1668" calcext:value-type="float">
            <text:p>166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548000" calcext:value-type="float">
            <text:p>46548000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20240403 231626</text:p>
          </table:table-cell>
          <table:table-cell office:value-type="float" office:value="-0.675326005136594" calcext:value-type="float">
            <text:p>-0.675326005136594</text:p>
          </table:table-cell>
          <table:table-cell office:value-type="float" office:value="4880" calcext:value-type="float">
            <text:p>4880</text:p>
          </table:table-cell>
          <table:table-cell office:value-type="float" office:value="1676" calcext:value-type="float">
            <text:p>167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6524000" calcext:value-type="float">
            <text:p>46524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20240403 231540</text:p>
          </table:table-cell>
          <table:table-cell table:style-name="ce2" office:value-type="float" office:value="-0.0859361772503082" calcext:value-type="float">
            <text:p>-0.085936</text:p>
          </table:table-cell>
          <table:table-cell table:style-name="ce1" office:value-type="float" office:value="7189" calcext:value-type="float">
            <text:p>7189</text:p>
          </table:table-cell>
          <table:table-cell table:style-name="ce1" office:value-type="float" office:value="2337" calcext:value-type="float">
            <text:p>23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515000" calcext:value-type="float">
            <text:p>46515000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20240403 232001</text:p>
          </table:table-cell>
          <table:table-cell office:value-type="float" office:value="-0.906956669380302" calcext:value-type="float">
            <text:p>-0.9069566693803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434000" calcext:value-type="float">
            <text:p>46434000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20240403 231518</text:p>
          </table:table-cell>
          <table:table-cell office:value-type="float" office:value="-0.827851451650107" calcext:value-type="float">
            <text:p>-0.827851451650107</text:p>
          </table:table-cell>
          <table:table-cell office:value-type="float" office:value="6203" calcext:value-type="float">
            <text:p>6203</text:p>
          </table:table-cell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371000" calcext:value-type="float">
            <text:p>4637100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20240403 231940</text:p>
          </table:table-cell>
          <table:table-cell office:value-type="float" office:value="-0.0631563300985799" calcext:value-type="float">
            <text:p>-0.0631563300985799</text:p>
          </table:table-cell>
          <table:table-cell office:value-type="float" office:value="3042" calcext:value-type="float">
            <text:p>30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329000" calcext:value-type="float">
            <text:p>4632900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20240403 231507</text:p>
          </table:table-cell>
          <table:table-cell office:value-type="float" office:value="-0.857884035732422" calcext:value-type="float">
            <text:p>-0.857884035732422</text:p>
          </table:table-cell>
          <table:table-cell office:value-type="float" office:value="4903" calcext:value-type="float">
            <text:p>4903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302000" calcext:value-type="float">
            <text:p>4630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20240403 231554</text:p>
          </table:table-cell>
          <table:table-cell office:value-type="float" office:value="-0.610417607201574" calcext:value-type="float">
            <text:p>-0.610417607201574</text:p>
          </table:table-cell>
          <table:table-cell office:value-type="float" office:value="4764" calcext:value-type="float">
            <text:p>4764</text:p>
          </table:table-cell>
          <table:table-cell office:value-type="float" office:value="2214" calcext:value-type="float">
            <text:p>22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191000" calcext:value-type="float">
            <text:p>46191000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20240403 232037</text:p>
          </table:table-cell>
          <table:table-cell office:value-type="float" office:value="-0.347351036615702" calcext:value-type="float">
            <text:p>-0.347351036615702</text:p>
          </table:table-cell>
          <table:table-cell office:value-type="float" office:value="3684" calcext:value-type="float">
            <text:p>3684</text:p>
          </table:table-cell>
          <table:table-cell office:value-type="float" office:value="1817" calcext:value-type="float">
            <text:p>18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128000" calcext:value-type="float">
            <text:p>46128000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20240403 232556</text:p>
          </table:table-cell>
          <table:table-cell office:value-type="float" office:value="-0.284806686396185" calcext:value-type="float">
            <text:p>-0.284806686396185</text:p>
          </table:table-cell>
          <table:table-cell office:value-type="float" office:value="7985" calcext:value-type="float">
            <text:p>798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5678000" calcext:value-type="float">
            <text:p>45678000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20240403 232206</text:p>
          </table:table-cell>
          <table:table-cell office:value-type="float" office:value="-0.0704431895182313" calcext:value-type="float">
            <text:p>-0.0704431895182313</text:p>
          </table:table-cell>
          <table:table-cell office:value-type="float" office:value="6298" calcext:value-type="float">
            <text:p>629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5360000" calcext:value-type="float">
            <text:p>45360000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20240403 232526</text:p>
          </table:table-cell>
          <table:table-cell office:value-type="float" office:value="-0.125295355181068" calcext:value-type="float">
            <text:p>-0.125295355181068</text:p>
          </table:table-cell>
          <table:table-cell office:value-type="float" office:value="4605" calcext:value-type="float">
            <text:p>4605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5159000" calcext:value-type="float">
            <text:p>45159000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20240403 231418</text:p>
          </table:table-cell>
          <table:table-cell office:value-type="float" office:value="-0.521137282213022" calcext:value-type="float">
            <text:p>-0.521137282213022</text:p>
          </table:table-cell>
          <table:table-cell office:value-type="float" office:value="3848" calcext:value-type="float">
            <text:p>384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4787000" calcext:value-type="float">
            <text:p>4478700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20240403 231853</text:p>
          </table:table-cell>
          <table:table-cell office:value-type="float" office:value="-0.441174851390092" calcext:value-type="float">
            <text:p>-0.441174851390092</text:p>
          </table:table-cell>
          <table:table-cell office:value-type="float" office:value="261" calcext:value-type="float">
            <text:p>26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2291000" calcext:value-type="float">
            <text:p>42291000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20240403 232330</text:p>
          </table:table-cell>
          <table:table-cell office:value-type="float" office:value="-0.1663043918619" calcext:value-type="float">
            <text:p>-0.166304391861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662000" calcext:value-type="float">
            <text:p>40662000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20240403 232126</text:p>
          </table:table-cell>
          <table:table-cell office:value-type="float" office:value="-0.0467876239579738" calcext:value-type="float">
            <text:p>-0.0467876239579738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8385000" calcext:value-type="float">
            <text:p>3838500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20240403 232416</text:p>
          </table:table-cell>
          <table:table-cell office:value-type="float" office:value="-0.999787849072691" calcext:value-type="float">
            <text:p>-0.999787849072691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7884000" calcext:value-type="float">
            <text:p>37884000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20240403 231454</text:p>
          </table:table-cell>
          <table:table-cell office:value-type="float" office:value="0.010031744062144" calcext:value-type="float">
            <text:p>0.010031744062144</text:p>
          </table:table-cell>
          <table:table-cell office:value-type="float" office:value="7636" calcext:value-type="float">
            <text:p>7636</text:p>
          </table:table-cell>
          <table:table-cell office:value-type="float" office:value="2910" calcext:value-type="float">
            <text:p>29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20240403 231744</text:p>
          </table:table-cell>
          <table:table-cell office:value-type="float" office:value="0.0974305862870548" calcext:value-type="float">
            <text:p>0.0974305862870548</text:p>
          </table:table-cell>
          <table:table-cell office:value-type="float" office:value="515" calcext:value-type="float">
            <text:p>515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4"/>
          <table:table-cell table:style-name="ce3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3" table:number-columns-repeated="3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2:Sheet1.I68" table:display-filter-buttons="true">
          <table:filter>
            <table:filter-and>
              <table:filter-condition loext:data-type="background-color" table:value="#ffff00" table:operator="=" table:field-number="0"/>
            </table:filter-and>
          </table:filter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3:31:57.216105946</meta:creation-date>
    <dc:date>2024-04-04T00:08:47.502068355</dc:date>
    <meta:editing-duration>PT16M45S</meta:editing-duration>
    <meta:editing-cycles>4</meta:editing-cycles>
    <meta:generator>LibreOffice/7.3.7.2$Linux_X86_64 LibreOffice_project/30$Build-2</meta:generator>
    <meta:document-statistic meta:table-count="1" meta:cell-count="602" meta:object-count="0"/>
  </office:meta>
</office:document-meta>
</file>